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997cm" table:align="left"/>
    </style:style>
    <style:style style:name="Tableau1.A" style:family="table-column">
      <style:table-column-properties style:column-width="4.609cm"/>
    </style:style>
    <style:style style:name="Tableau1.B" style:family="table-column">
      <style:table-column-properties style:column-width="1.388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rsid="001116dc" officeooo:paragraph-rsid="001116dc"/>
    </style:style>
    <style:style style:name="P2" style:family="paragraph" style:parent-style-name="Standard">
      <style:text-properties fo:font-weight="bold" officeooo:rsid="001116dc" officeooo:paragraph-rsid="001116dc" style:font-weight-asian="bold" style:font-weight-complex="bold"/>
    </style:style>
    <style:style style:name="P3" style:family="paragraph" style:parent-style-name="Table_20_Contents">
      <style:text-properties officeooo:rsid="001116dc" officeooo:paragraph-rsid="001116d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ttrage du lundi 11 décembre 2023</text:p>
      <text:p text:style-name="P2">La BNDB</text:p>
      <text:p text:style-name="P1"><text:a xlink:type="simple" xlink:href="https://bdnb.io/archives_data/bdnb_millesime_2022_10_c/" text:style-name="Internet_20_link" text:visited-style-name="Visited_20_Internet_20_Link">https://bdnb.io/archives_data/bdnb_millesime_2022_10_c/</text:a></text:p>
      <text:p text:style-name="P1">En tant que stagiaire au <text:span text:style-name="T1">département du 93</text:span>, votre tuteur vous demande d’examiner la BNDB du département et de faire quelques tableaux statistiques soulignant l’intérêt de cette donnée.</text:p>
      <text:p text:style-name="P1">Il veut notamment une analyse univariée et bivariée.</text:p>
      <text:p text:style-name="P1">Barème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Présentation de la source</text:p>
            <text:p text:style-name="P1">Origine / Taille / Organisation</text:p>
          </table:table-cell>
          <table:table-cell table:style-name="Tableau1.B1" office:value-type="string">
            <text:p text:style-name="P3">4</text:p>
          </table:table-cell>
        </table:table-row>
        <table:table-row>
          <table:table-cell table:style-name="Tableau1.A2" office:value-type="string">
            <text:p text:style-name="P3">Univarié (Justification choix / graphique / analyse)</text:p>
          </table:table-cell>
          <table:table-cell table:style-name="Tableau1.B2" office:value-type="string">
            <text:p text:style-name="P3">6</text:p>
          </table:table-cell>
        </table:table-row>
        <table:table-row>
          <table:table-cell table:style-name="Tableau1.A2" office:value-type="string">
            <text:p text:style-name="P3">Bi varié (idem)</text:p>
          </table:table-cell>
          <table:table-cell table:style-name="Tableau1.B2" office:value-type="string">
            <text:p text:style-name="P3">6</text:p>
          </table:table-cell>
        </table:table-row>
        <table:table-row>
          <table:table-cell table:style-name="Tableau1.A2" office:value-type="string">
            <text:p text:style-name="P3">Intérêt de la source</text:p>
          </table:table-cell>
          <table:table-cell table:style-name="Tableau1.B2" office:value-type="string">
            <text:p text:style-name="P3">4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0T19:20:54.438000000</meta:creation-date>
    <meta:print-date>2023-12-10T19:44:28.147000000</meta:print-date>
    <meta:printed-by>Fichiers PDF</meta:printed-by>
    <dc:date>2023-12-10T19:44:47.937000000</dc:date>
    <meta:editing-duration>PT19S</meta:editing-duration>
    <meta:editing-cycles>1</meta:editing-cycles>
    <meta:document-statistic meta:table-count="1" meta:image-count="0" meta:object-count="0" meta:page-count="1" meta:paragraph-count="15" meta:word-count="73" meta:character-count="485" meta:non-whitespace-character-count="427"/>
    <meta:generator>LibreOffice/7.6.0.3$Windows_X86_64 LibreOffice_project/69edd8b8ebc41d00b4de3915dc82f8f0fc3b6265</meta:generator>
  </office:meta>
</office:document-meta>
</file>